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ebca7" officeooo:paragraph-rsid="000ebca7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0ebca7" officeooo:paragraph-rsid="000ebca7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08b14" officeooo:paragraph-rsid="00108b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فیلتر ها به سه بخش active ,passive, humidifier تقسیم میشوند.</text:p>
      <text:p text:style-name="P1">فیلتر های فعال شامل :</text:p>
      <text:p text:style-name="P1"><text:tab/>فیلتر اشعه فرابنفش است که شامل یه لامپ فرابنفش است. که از جلو آن هوا توسط فن رد می‌شود و ویروس ها را میکشد.</text:p>
      <text:p text:style-name="P1"/>
      <text:p text:style-name="P3">One of many: http://www.instructables.com/id/Air-Filter-ion-uv/</text:p>
      <text:p text:style-name="P1"><text:tab/>فیلتر شبکه یون های منفی که درون هوا به تولید یون منفی میپردازد و میزان ذرات معلق هوا را کم میکند</text:p>
      <text:p text:style-name="P1"/>
      <text:p text:style-name="P3">One of many: http://www.instructables.com/id/How-to-Make-a-Negative-Ion-air-ionizer/</text:p>
      <text:p text:style-name="P1"/>
      <text:p text:style-name="P1">فیلتر های غیر فعال شامل :</text:p>
      <text:p text:style-name="P1"><text:tab/>فیلتر کربن فعال </text:p>
      <text:p text:style-name="P3">One of many: <text:s/>http://www.instructables.com/id/Activated-Carbon-Air-Filter/</text:p>
      <text:p text:style-name="P1"><text:tab/>فیلتر hepa</text:p>
      <text:p text:style-name="P3">One of many: <text:s/></text:p>
      <text:p text:style-name="P1"/>
      <text:p text:style-name="P1">و دستگاه بخور آب سرد</text:p>
      <text:p text:style-name="P1"/>
      <text:p text:style-name="P3">One of many: http://www.instructables.com/id/Very-simple-air-humidifier/</text:p>
      <text:p text:style-name="P1">به ازای هر فیلتر میتوان یک زیر پروژه یک روزه تعریف کرد و در آن برای اولین بار این فیلتر را ساخت دقت شود که برای هر کدام از قسمت‌های بالا درون شبکه شاید بتوان به جرأت گفت که N <text:s/>تا دستور العمل ساخت وجود دارد و اصلاً جای نگرانی نیست.</text:p>
      <text:p text:style-name="P1"/>
      <text:p text:style-name="P1">این قسمت از مساله ۱۵ درصد از کل فاز اول است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2:58:41.343060853</meta:creation-date>
    <dc:date>2018-04-30T23:18:20.902780310</dc:date>
    <meta:editing-duration>PT18M3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57" meta:character-count="937" meta:non-whitespace-character-count="786"/>
  </office:meta>
</office:document-meta>
</file>